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style:font-face style:name="Calibri Light" svg:font-family="Calibri Light" style:font-family-generic="swiss" style:font-pitch="variable" svg:panose-1="2 15 3 2 2 2 4 3 2 4"/>
  </office:font-face-decl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6" style:family="table-cell">
      <style:table-cell-properties fo:border="none" style:writing-mode="lr-tb" style:vertical-align="bottom" fo:padding-top="0in" fo:padding-left="0in" fo:padding-bottom="0in" fo:padding-right="0in"/>
    </style:style>
    <style:style style:name="TableCell17" style:family="table-cell">
      <style:table-cell-properties fo:border="none" style:writing-mode="lr-tb" style:vertical-align="bottom" fo:padding-top="0in" fo:padding-left="0in" fo:padding-bottom="0in" fo:padding-right="0in"/>
    </style:style>
    <style:style style:name="T18" style:parent-style-name="Silné" style:family="text">
      <style:text-properties style:font-weight-complex="bold"/>
    </style:style>
    <style:style style:name="T19" style:parent-style-name="instrukce" style:family="text">
      <style:text-properties style:use-window-font-color="true"/>
    </style:style>
    <style:style style:name="P20" style:parent-style-name="Číslovanýseznam" style:family="paragraph">
      <style:paragraph-properties fo:text-align="start" fo:line-height="0.2222in" fo:margin-left="0.1972in" fo:text-indent="-0.1972in">
        <style:tab-stops/>
      </style:paragraph-properties>
    </style:style>
    <style:style style:name="T21" style:parent-style-name="instrukce" style:family="text">
      <style:text-properties style:use-window-font-color="true"/>
    </style:style>
    <style:style style:name="T22" style:parent-style-name="instrukce" style:family="text">
      <style:text-properties style:use-window-font-color="true"/>
    </style:style>
    <style:style style:name="P23" style:parent-style-name="Číslovanýseznam" style:family="paragraph">
      <style:paragraph-properties fo:text-align="start" fo:line-height="0.2222in" fo:margin-left="0.3937in" fo:text-indent="-0.3937in">
        <style:tab-stops/>
      </style:paragraph-properties>
    </style:style>
    <style:style style:name="T24" style:parent-style-name="instrukce" style:family="text">
      <style:text-properties style:use-window-font-color="true"/>
    </style:style>
    <style:style style:name="P25" style:parent-style-name="Číslovanýseznam" style:family="paragraph">
      <style:paragraph-properties fo:text-align="start" fo:line-height="0.2222in" fo:margin-left="0.1972in" fo:text-indent="-0.1972in">
        <style:tab-stops/>
      </style:paragraph-properties>
    </style:style>
    <style:style style:name="T26" style:parent-style-name="instrukce" style:family="text">
      <style:text-properties style:use-window-font-color="true"/>
    </style:style>
    <style:style style:name="T27" style:parent-style-name="instrukce" style:family="text">
      <style:text-properties style:use-window-font-color="true"/>
    </style:style>
    <style:style style:name="T28" style:parent-style-name="instrukce" style:family="text">
      <style:text-properties style:use-window-font-color="true"/>
    </style:style>
    <style:style style:name="T29" style:parent-style-name="instrukce" style:family="text">
      <style:text-properties style:use-window-font-color="true"/>
    </style:style>
    <style:style style:name="T30" style:parent-style-name="instrukce" style:family="text">
      <style:text-properties style:use-window-font-color="true"/>
    </style:style>
    <style:style style:name="T31" style:parent-style-name="instrukce" style:family="text">
      <style:text-properties style:use-window-font-color="true"/>
    </style:style>
    <style:style style:name="T32" style:parent-style-name="instrukce" style:family="text">
      <style:text-properties style:use-window-font-color="true"/>
    </style:style>
    <style:style style:name="T33" style:parent-style-name="instrukce" style:family="text">
      <style:text-properties style:use-window-font-color="true"/>
    </style:style>
    <style:style style:name="T34" style:parent-style-name="instrukce" style:family="text">
      <style:text-properties style:use-window-font-color="true"/>
    </style:style>
    <style:style style:name="T35" style:parent-style-name="instrukce" style:family="text">
      <style:text-properties style:use-window-font-color="true"/>
    </style:style>
    <style:style style:name="T36" style:parent-style-name="instrukce" style:family="text">
      <style:text-properties style:use-window-font-color="true"/>
    </style:style>
    <style:style style:name="T37" style:parent-style-name="instrukce" style:family="text">
      <style:text-properties style:use-window-font-color="true"/>
    </style:style>
    <style:style style:name="T38" style:parent-style-name="instrukce" style:family="text">
      <style:text-properties style:use-window-font-color="tru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6">
            <text:p text:style-name="Normální"/>
            <text:p text:style-name="Normální"/>
            <text:p text:style-name="Normální">K106 4/2026</text:p>
            <text:p text:style-name="Normální">KVOP-4119/2026</text:p>
            <text:p text:style-name="Normální"><text:bookmark-start text:name="Text3"/>27. 01. 2026<text:bookmark-end text:name="Text3"/></text:p>
            <text:p text:style-name="Normální"/>
            <text:p text:style-name="Normální"/>
            <text:p text:style-name="Normální"/>
            <text:p text:style-name="Normální"/>
            <text:p text:style-name="Normální"/>
          </table:table-cell>
          <table:table-cell table:style-name="TableCell17">
            <text:p text:style-name="Normální">Vážená paní</text:p>
            <text:p text:style-name="Normální">K. K.</text:p>
            <text:p text:style-name="Normální"/>
            <text:p text:style-name="Normální"/>
            <text:p text:style-name="Normální"/>
            <text:p text:style-name="Normální"><text:span text:style-name="T18">ID DS:<text:s/></text:span></text:p>
            <text:p text:style-name="Normální"/>
            <text:p text:style-name="Normální"/>
          </table:table-cell>
        </table:table-row>
      </table:table>
      <text:h text:style-name="Nadpis1" text:outline-level="1">Sdělení<text:s/>o vyřízení žádosti o informace</text:h>
      <text:h text:style-name="Nadpis1" text:outline-level="1">podle zákona č. 106/1999 Sb., o svobodném přístupu k informacím</text:h>
      <text:p text:style-name="Základnítext">Vážená paní,</text:p>
      <text:p text:style-name="Základnítext">dne<text:s/><text:span text:style-name="T19">20. 1. 2026 o</text:span>bdržela Kancelář veřejného ochránce práv a ochránce práv dětí Vaši žádost o informace. Žádáte o sdělení:</text:p>
      <text:list text:style-name="LFO3_1" text:continue-numbering="true">
        <text:list-item>
          <text:p text:style-name="P20"><text:span text:style-name="T21">kolik podnětů týkající se<text:s/></text:span><text:span text:style-name="T22">poskytování zdravotní péče osobám ve výkonu trestu odnětí svobody jsme evidovali v jednotlivých letech 2020 – 2025,</text:span></text:p>
        </text:list-item>
        <text:list-item>
          <text:p text:style-name="P23"><text:span text:style-name="T24">jakého typového charakteru se tyto podněty nejčastěji týkaly,</text:span></text:p>
        </text:list-item>
        <text:list-item>
          <text:p text:style-name="P25"><text:span text:style-name="T26">v kolika případech bylo v rámci šetření shledáno porušení práv stěžovatelů,<text:s/></text:span><text:span text:style-name="T27">případně jakého druhu.</text:span></text:p>
        </text:list-item>
      </text:list>
      <text:p text:style-name="Základnítext"><text:span text:style-name="Silné">Dáváme Vám tyto informace</text:span>:</text:p>
      <text:h text:style-name="Nadpis2" text:outline-level="2">K bodu č. 1</text:h>
      <text:p text:style-name="Základnítext"><text:span text:style-name="T28">Naše databáze umožňuje získat pouze počty podnětů týkající se zdravotní péče napříč celou Vězeňskou službou ČR, tedy nejen u odsouzených, ale taktéž současně i u obviněných (výkon vazby) a chova</text:span><text:span text:style-name="T29">nců (výkon zabezpečovací detence).</text:span></text:p>
      <text:p text:style-name="Základnítext"><text:span text:style-name="T30">2020 – 62 podnětů</text:span></text:p>
      <text:p text:style-name="Základnítext"><text:span text:style-name="T31">2021 – 68 podnětů</text:span></text:p>
      <text:p text:style-name="Základnítext"><text:span text:style-name="T32">2022 – 64 podnětů</text:span></text:p>
      <text:p text:style-name="Základnítext"><text:span text:style-name="T33">2023 – 64 podnětů</text:span></text:p>
      <text:p text:style-name="Základnítext"><text:span text:style-name="T34">2024 – 58 podnětů</text:span></text:p>
      <text:p text:style-name="Základnítext"><text:span text:style-name="T35">2025 – 70 podnětů</text:span></text:p>
      <text:soft-page-break/>
      <text:h text:style-name="Nadpis2" text:outline-level="2">K bodu č. 2</text:h>
      <text:p text:style-name="Základnítext"><text:span text:style-name="T36">K tomuto bodu musím uvést, že nejsme schopni dle naší databáze roztřídit podněty týkající se zdravotn</text:span><text:span text:style-name="T37">í péče do dalších podkategorií. Tradičně se však nejčastěji jedná o stížnosti na nepředepsání léků či podávání nevhodné medikace, nezajištění odborných specializovaných vyšetření či dostupnost zdravotní péče.</text:span></text:p>
      <text:h text:style-name="Nadpis2" text:outline-level="2"><text:span text:style-name="T38">K bodu č. 3</text:span></text:h>
      <text:p text:style-name="Základnítext">Ombudsman se nemůže zabývat odbornými (medicínskými) otázky (např. potřebou medikace či posouzení nezbytnosti specializovaných vyšetření). Může pouze řešit neodborné, resp. právní otázky. Např. dostupnost zdravotní péče nebo formálně správné vyřízení stížností týkajících se zdravotní péče (včasnost, řádnost).</text:p>
      <text:p text:style-name="Základnítext">Od roku 2020 do roku 2025 konstatoval ombudsman v uvedené oblasti 14 pochybení.</text:p>
      <text:p text:style-name="Základnítext">S pozdravem</text:p>
      <text:p text:style-name="Základnítext"/>
      <text:p text:style-name="podpis">JUDr. Pavel Pořízek, Ph.D. v. r.</text:p>
      <text:p text:style-name="podpis">vedoucí Kanceláře veřejného ochránce práv</text:p>
      <text:p text:style-name="podpis">a ochránce práv dětí</text:p>
      <text:p text:style-name="podpis">(podepsáno elektronicky)</text:p>
      <text:h text:style-name="Nadpis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mbria"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text-properties fo:color="#808080" fo:font-size="10pt" style:font-size-asian="10pt" style:font-size-complex="10pt"/>
    </style:style>
    <style:style style:name="P11" style:parent-style-name="Normální" style:family="paragraph">
      <style:paragraph-properties fo:text-align="end">
        <style:tab-stops>
          <style:tab-stop style:type="left" style:position="3.2034in"/>
        </style:tab-stops>
      </style:paragraph-properties>
    </style:style>
    <style:style style:name="T12" style:parent-style-name="Standardnípísmoodstavce" style:family="text">
      <style:text-properties style:font-name="CKGinisSmall" fo:font-size="18pt" style:font-size-asian="18pt" style:font-size-complex="18pt"/>
    </style:style>
    <style:style style:name="P13" style:parent-style-name="Normální" style:family="paragraph">
      <style:paragraph-properties fo:text-align="end">
        <style:tab-stops>
          <style:tab-stop style:type="left" style:position="3.2034in"/>
        </style:tab-stops>
      </style:paragraph-properties>
    </style:style>
    <style:style style:name="T14" style:parent-style-name="Standardnípísmoodstavce" style:family="text">
      <style:text-properties style:font-size-complex="11.5pt"/>
    </style:style>
    <style:style style:name="P15"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
        <text:p text:style-name="P11"><draw:frame draw:z-index="251659264" draw:style-name="a0" draw:name="obrázek 1" text:anchor-type="paragraph" svg:x="-0.03611in" svg:y="-0.24236in" svg:width="3.57778in" svg:height="0.68958in" style:rel-width="scale" style:rel-height="scale"><draw:image xlink:href="media/image1.png" xlink:type="simple" xlink:show="embed" xlink:actuate="onLoad"/><svg:title/><svg:desc/></draw:frame><text:span text:style-name="T12">*KVOPX00GCJ60*</text:span></text:p>
        <text:p text:style-name="P13"><text:span text:style-name="T14">KVOPX00GCJ60</text:span>KVOPX00GCJ60</text:p>
        <text:p text:style-name="P15"/>
      </style:header>
      <style:footer>
        <text:p text:style-name="kontakt">Kancelář veřejného ochránce práv a ochránce práv dětí</text:p>
        <text:p text:style-name="kontakt">adresa: Údolní 658/39, 602 00 Brno; web: www.ochrance.cz; kontakt: podatelna@ochrance.cz; (+420) 542 542 111<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6-03-10T09:26:00Z</meta:creation-date>
    <dc:date>2026-03-10T09:42:00Z</dc:date>
    <meta:print-date>2016-06-27T07:08:00Z</meta:print-date>
    <meta:template xlink:href="KVOP_dopis%20vedoucího" xlink:type="simple"/>
    <meta:editing-cycles>3</meta:editing-cycles>
    <meta:editing-duration>PT1080S</meta:editing-duration>
    <meta:user-defined meta:name="ContentTypeId">0x010100D3A71DC738674B4893D02C4CA0E22FAC</meta:user-defined>
    <meta:document-statistic meta:page-count="2" meta:paragraph-count="3" meta:word-count="273" meta:character-count="1884" meta:row-count="13" meta:non-whitespace-character-count="1614"/>
  </office:meta>
</office:document-meta>
</file>